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gradient" draw:fill-gradient-name="Gradient_20_2"/>
      <style:paragraph-properties fo:text-align="start" style:font-independent-line-spacing="true"/>
      <style:text-properties fo:font-size="21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onnecteur droit avec flèche 5" draw:style-name="gr1" draw:text-style-name="P1" draw:layer="layout" svg:width="1.623cm" svg:height="1.873cm" svg:x="4.713cm" svg:y="1.1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Ellipse 6" draw:style-name="gr2" draw:text-style-name="P3" draw:layer="layout" svg:width="1.799cm" svg:height="0.999cm" svg:x="5.441cm" svg:y="0.101cm">
          <text:p text:style-name="P2"><text:span text:style-name="T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7" draw:style-name="gr3" draw:text-style-name="P5" draw:layer="layout" svg:width="3.966cm" svg:height="1.14cm" svg:x="1.042cm" svg:y="1.26cm">
          <text:p text:style-name="P4"><text:span text:style-name="T1">SYNC&lt;G(t)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9" draw:style-name="gr1" draw:text-style-name="P1" draw:layer="layout" svg:width="1.575cm" svg:height="1.922cm" svg:x="6.341cm" svg:y="1.1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lipse 10" draw:style-name="gr2" draw:text-style-name="P3" draw:layer="layout" svg:width="1.799cm" svg:height="0.999cm" svg:x="3.817cm" svg:y="2.974cm">
          <text:p text:style-name="P2"><text:span text:style-name="T1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2" draw:text-style-name="P3" draw:layer="layout" svg:width="1.799cm" svg:height="0.999cm" svg:x="7.017cm" svg:y="3.024cm">
          <text:p text:style-name="P2"><text:span text:style-name="T1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eur droit avec flèche 12" draw:style-name="gr1" draw:text-style-name="P1" draw:layer="layout" svg:width="1.195cm" svg:height="1.399cm" svg:x="3.517cm" svg:y="3.9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Ellipse 13" draw:style-name="gr2" draw:text-style-name="P3" draw:layer="layout" svg:width="1.799cm" svg:height="0.999cm" svg:x="2.539cm" svg:y="5.401cm">
          <text:p text:style-name="P2"><text:span text:style-name="T1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7" draw:style-name="gr4" draw:text-style-name="P5" draw:layer="layout" svg:width="3.966cm" svg:height="1.14cm" svg:x="7.826cm" svg:y="1.324cm">
          <text:p text:style-name="P4"><text:span text:style-name="T1">SYNC&lt;G(t)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5" draw:text-style-name="P5" draw:layer="layout" svg:width="4.076cm" svg:height="1.14cm" svg:x="-0.245cm" svg:y="3.988cm">
          <text:p text:style-name="P4"><text:span text:style-name="T1">SYNC&lt;G̃(t)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1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8T09:39:32.671019354</meta:creation-date>
    <dc:date>2017-11-28T11:37:58.301048588</dc:date>
    <meta:editing-duration>PT1M24S</meta:editing-duration>
    <meta:editing-cycles>2</meta:editing-cycles>
    <meta:generator>LibreOffice/5.1.6.2$Linux_X86_64 LibreOffice_project/10m0$Build-2</meta:generator>
    <meta:document-statistic meta:object-count="10"/>
  </office:meta>
</office:document-meta>
</file>